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DAA1822E4B630D84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744in" svg:y="-0.5374in" svg:width="3.1327in" svg:height="2.9693in" draw:z-index="0"><draw:image xlink:href="Pictures/10000201000001F4000001DAA1822E4B630D84E6.png" xlink:type="simple" xlink:show="embed" xlink:actuate="onLoad" loext:mime-type="image/png"/></draw:frame><draw:frame draw:style-name="fr1" draw:name="Image2" text:anchor-type="char" svg:x="-0.689in" svg:y="2.1709in" svg:width="3.1327in" svg:height="2.9693in" draw:z-index="1"><draw:image xlink:href="Pictures/10000201000001F4000001DAA1822E4B630D84E6.png" xlink:type="simple" xlink:show="embed" xlink:actuate="onLoad" loext:mime-type="image/png"/></draw:frame><draw:frame draw:style-name="fr1" draw:name="Image3" text:anchor-type="char" svg:x="1.7382in" svg:y="0.2228in" svg:width="3.1327in" svg:height="2.9693in" draw:z-index="2"><draw:image xlink:href="Pictures/10000201000001F4000001DAA1822E4B630D84E6.png" xlink:type="simple" xlink:show="embed" xlink:actuate="onLoad" loext:mime-type="image/png"/></draw:frame><draw:frame draw:style-name="fr1" draw:name="Image4" text:anchor-type="char" svg:x="4.0508in" svg:y="0.9417in" svg:width="3.1327in" svg:height="2.9693in" draw:z-index="3"><draw:image xlink:href="Pictures/10000201000001F4000001DAA1822E4B630D84E6.png" xlink:type="simple" xlink:show="embed" xlink:actuate="onLoad" loext:mime-type="image/png"/></draw:frame><draw:frame draw:style-name="fr1" draw:name="Image5" text:anchor-type="char" svg:x="1.7382in" svg:y="2.9102in" svg:width="3.1327in" svg:height="2.9693in" draw:z-index="4"><draw:image xlink:href="Pictures/10000201000001F4000001DAA1822E4B630D84E6.png" xlink:type="simple" xlink:show="embed" xlink:actuate="onLoad" loext:mime-type="image/png"/></draw:frame><draw:frame draw:style-name="fr1" draw:name="Image6" text:anchor-type="char" svg:x="4.1654in" svg:y="3.6917in" svg:width="3.1327in" svg:height="2.9693in" draw:z-index="5"><draw:image xlink:href="Pictures/10000201000001F4000001DAA1822E4B630D84E6.png" xlink:type="simple" xlink:show="embed" xlink:actuate="onLoad" loext:mime-type="image/png"/></draw:frame><draw:frame draw:style-name="fr1" draw:name="Image7" text:anchor-type="char" svg:x="-0.689in" svg:y="4.8898in" svg:width="3.1327in" svg:height="2.9693in" draw:z-index="6"><draw:image xlink:href="Pictures/10000201000001F4000001DAA1822E4B630D84E6.png" xlink:type="simple" xlink:show="embed" xlink:actuate="onLoad" loext:mime-type="image/png"/></draw:frame><draw:frame draw:style-name="fr1" draw:name="Image8" text:anchor-type="char" svg:x="1.7382in" svg:y="5.6083in" svg:width="3.1327in" svg:height="2.9693in" draw:z-index="7"><draw:image xlink:href="Pictures/10000201000001F4000001DAA1822E4B630D84E6.png" xlink:type="simple" xlink:show="embed" xlink:actuate="onLoad" loext:mime-type="image/png"/></draw:frame><draw:frame draw:style-name="fr1" draw:name="Image9" text:anchor-type="char" svg:x="4.1134in" svg:y="6.3689in" svg:width="3.1327in" svg:height="2.9693in" draw:z-index="8"><draw:image xlink:href="Pictures/10000201000001F4000001DAA1822E4B630D84E6.png" xlink:type="simple" xlink:show="embed" xlink:actuate="onLoad" loext:mime-type="image/png"/></draw:frame><draw:frame draw:style-name="fr1" draw:name="Image10" text:anchor-type="char" svg:x="5.722in" svg:y="-0.4543in" svg:width="1.9902in" svg:height="1.8866in" draw:z-index="9"><draw:image xlink:href="Pictures/10000201000001F4000001DAA1822E4B630D84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21:28:16.035702945</meta:creation-date>
    <meta:print-date>2021-06-13T22:12:43.536361208</meta:print-date>
    <dc:date>2021-06-13T22:35:27.463755637</dc:date>
    <meta:editing-duration>PT46M30S</meta:editing-duration>
    <meta:editing-cycles>1</meta:editing-cycles>
    <meta:document-statistic meta:table-count="0" meta:image-count="1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